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b37cd" officeooo:paragraph-rsid="001b37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latório </text:p>
      <text:h text:style-name="Heading_20_4" text:outline-level="4">Aluna: Ellen Christina Amaral Santana</text:h>
      <text:p text:style-name="P1"/>
      <text:p text:style-name="P1">No exercício 4, foram feitos duas versões de código. </text:p>
      <text:p text:style-name="P1">A versão c, utiliza-se da manipulação de arquivos, abre o arquivo de origem, lê e, escreve no arquivo de destino, que é criado no processo. Foi a primeira versão do código, pois me lembrei apenas desses comandos no início. </text:p>
      <text:p text:style-name="P1">Já a versão system, utiliza-se do comando system, após receber os caminhos de origem e destino, concatena-os à uma string “cp” formando o comando “cp caminho_origem caminho_destino” que é executado pelo system. Como segunda versão, comecei usando a versão c para me auxiliar, mas a versão com comando system acabou sendo bem mais simples de programar, com um numero bem menor de linhas. </text:p>
      <text:p text:style-name="P1">Encaminho as duas versões para se ter uma ideia do passo a passo da criação deste código. </text:p>
      <text:p text:style-name="P1">Não consegui concluir o exercício 5. </text:p>
      <text:p text:style-name="P1">Infelizmente não me atentei para a questão do vídeo e acabei ficando sem tempo para fazê-lo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1T07:10:19.435861339</meta:creation-date>
    <dc:date>2022-05-31T07:21:31.445263565</dc:date>
    <meta:editing-duration>PT41S</meta:editing-duration>
    <meta:editing-cycles>1</meta:editing-cycles>
    <meta:document-statistic meta:table-count="0" meta:image-count="0" meta:object-count="0" meta:page-count="1" meta:paragraph-count="8" meta:word-count="156" meta:character-count="930" meta:non-whitespace-character-count="775"/>
    <meta:generator>LibreOffice/7.3.3.2$Linux_X86_64 LibreOffice_project/30$Build-2</meta:generator>
  </office:meta>
</office:document-meta>
</file>